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break-before="pag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rsid="000435cd" officeooo:paragraph-rsid="000435cd"/>
    </style:style>
    <style:style style:name="P4" style:family="paragraph" style:parent-style-name="Text_20_body" style:list-style-name="L1">
      <style:text-properties officeooo:rsid="0005d969" officeooo:paragraph-rsid="0005d969"/>
    </style:style>
    <style:style style:name="P5" style:family="paragraph" style:parent-style-name="Text_20_body" style:list-style-name="L1">
      <style:text-properties officeooo:rsid="0005d969" officeooo:paragraph-rsid="000811c9"/>
    </style:style>
    <style:style style:name="P6" style:family="paragraph" style:parent-style-name="Text_20_body" style:list-style-name="L1">
      <style:text-properties officeooo:rsid="0005d969" officeooo:paragraph-rsid="0008773e"/>
    </style:style>
    <style:style style:name="P7" style:family="paragraph" style:parent-style-name="Text_20_body" style:list-style-name="L1">
      <style:text-properties officeooo:paragraph-rsid="0005d969"/>
    </style:style>
    <style:style style:name="P8" style:family="paragraph" style:parent-style-name="Text_20_body" style:list-style-name="L1">
      <style:text-properties fo:font-weight="bold" officeooo:rsid="000435cd" officeooo:paragraph-rsid="000435c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8895" style:font-weight-asian="bold" style:font-weight-complex="bold"/>
    </style:style>
    <style:style style:name="T3" style:family="text">
      <style:text-properties fo:font-weight="bold" officeooo:rsid="0005d969" style:font-weight-asian="bold" style:font-weight-complex="bold"/>
    </style:style>
    <style:style style:name="T4" style:family="text">
      <style:text-properties fo:font-weight="bold" officeooo:rsid="0006dc37" style:font-weight-asian="bold" style:font-weight-complex="bold"/>
    </style:style>
    <style:style style:name="T5" style:family="text">
      <style:text-properties fo:font-weight="bold" officeooo:rsid="0008773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5d969" style:font-weight-asian="normal" style:font-weight-complex="normal"/>
    </style:style>
    <style:style style:name="T8" style:family="text">
      <style:text-properties fo:font-weight="normal" officeooo:rsid="000811c9" style:font-weight-asian="normal" style:font-weight-complex="normal"/>
    </style:style>
    <style:style style:name="T9" style:family="text">
      <style:text-properties fo:font-weight="normal" officeooo:rsid="0008773e" style:font-weight-asian="normal" style:font-weight-complex="normal"/>
    </style:style>
    <style:style style:name="T10" style:family="text">
      <style:text-properties officeooo:rsid="0005d96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107_2188020164" text:style-name="Index_20_Link" text:visited-style-name="Index_20_Link">Personal Info Scanner<text:tab/>2</text:a></text:p>
        </text:index-body>
      </text:table-of-content>
      <text:p text:style-name="Standard"/>
      <text:p text:style-name="Standard"/>
      <text:p text:style-name="Standard"/>
      <text:h text:style-name="P1" text:outline-level="1"><text:bookmark-start text:name="__RefHeading___Toc107_2188020164"/>Personal Info Scanner<text:bookmark-end text:name="__RefHeading___Toc107_2188020164"/></text:h>
      <text:p text:style-name="P3">This project scans different files to extract different personal information such as <text:span text:style-name="T1">email, SSN, passport number, </text:span><text:span text:style-name="T2">Credit/Debit Card infor, </text:span><text:span text:style-name="T1">driving license number </text:span><text:span text:style-name="T6">etc.</text:span></text:p>
      <text:p text:style-name="P3"><text:span text:style-name="T3">card_info_scan.py </text:span><text:span text:style-name="T7">is the mail file doing different tasks. </text:span><text:span text:style-name="T6">Working of the code </text:span><text:span text:style-name="T7">along with different functions </text:span><text:span text:style-name="T6">is given below:</text:span></text:p>
      <text:list xml:id="list895099912" text:style-name="L1">
        <text:list-item>
          <text:p text:style-name="P8">__<text:span text:style-name="T10">main__:</text:span></text:p>
          <text:list>
            <text:list-item>
              <text:p text:style-name="P7"><text:span text:style-name="T7">This first gets the machine name, operating system information and current date.</text:span></text:p>
            </text:list-item>
            <text:list-item>
              <text:p text:style-name="P4"><text:span text:style-name="T6">It runs the loop through all the directories of the root and perform search operation from</text:span><text:span text:style-name="T1"> .csv, .</text:span><text:span text:style-name="T4">odt</text:span><text:span text:style-name="T6"> and</text:span><text:span text:style-name="T1"> .txt</text:span><text:span text:style-name="T6"> files only. If we want to search only in a specific folder then that can also be done just by changing the scan path information.</text:span></text:p>
            </text:list-item>
            <text:list-item>
              <text:p text:style-name="P5"><text:span text:style-name="T8">For each file of correct extension it applies email, card, passport, ssn information extractor functions.</text:span></text:p>
            </text:list-item>
          </text:list>
        </text:list-item>
        <text:list-item>
          <text:p text:style-name="P6"><text:span text:style-name="T5">get_machine_info():</text:span><text:span text:style-name="T9"> This function populates the dictionary with machine name, OS name and current date.</text:span></text:p>
        </text:list-item>
        <text:list-item>
          <text:p text:style-name="P6"><text:span text:style-name="T5">find_emails():</text:span><text:span text:style-name="T9"> This function extracts the emails from given file and write extracted emails to other file.</text:span></text:p>
        </text:list-item>
        <text:list-item>
          <text:p text:style-name="P6"><text:span text:style-name="T5">find_card_info():</text:span><text:span text:style-name="T9"> This function extracts the debit/credit card information from the file data and stores them into a file.</text:span></text:p>
        </text:list-item>
        <text:list-item>
          <text:p text:style-name="P6"><text:span text:style-name="T5">find_passport_info():</text:span><text:span text:style-name="T9"> This function extracts the passport number from the file data and stores them into a separate file.</text:span></text:p>
        </text:list-item>
        <text:list-item>
          <text:p text:style-name="P6"><text:span text:style-name="T5">find_ssn_info():</text:span><text:span text:style-name="T9"> This function extracts the SSN number from the data and stores them into a separate file.</text:span></text:p>
        </text:list-item>
        <text:list-item>
          <text:p text:style-name="P6"><text:span text:style-name="T5">write_file():</text:span><text:span text:style-name="T9"> This function writes the received data into a corresponding file.</text:span><text:span text:style-name="T8"> </text:span><text:span text:style-name="T6"><text:s/><text:tab/></text:span></text:p>
        </text:list-item>
      </text:list>
      <text:p text:style-name="P3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6:13:41.095803316</meta:creation-date>
    <meta:generator>LibreOffice/6.4.7.2$Linux_X86_64 LibreOffice_project/40$Build-2</meta:generator>
    <dc:date>2022-11-16T16:35:16.662463392</dc:date>
    <meta:editing-duration>PT8M39S</meta:editing-duration>
    <meta:editing-cycles>8</meta:editing-cycles>
    <meta:document-statistic meta:table-count="0" meta:image-count="0" meta:object-count="0" meta:page-count="2" meta:paragraph-count="15" meta:word-count="229" meta:character-count="1445" meta:non-whitespace-character-count="1238"/>
  </office:meta>
</office:document-meta>
</file>